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2" style:family="table-column">
      <style:table-column-properties fo:break-before="auto" style:column-width="2.926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3.201cm"/>
    </style:style>
    <style:style style:name="co10" style:family="table-column">
      <style:table-column-properties fo:break-before="auto" style:column-width="2.99cm"/>
    </style:style>
    <style:style style:name="co11" style:family="table-column">
      <style:table-column-properties fo:break-before="auto" style:column-width="3.175cm"/>
    </style:style>
    <style:style style:name="co12" style:family="table-column">
      <style:table-column-properties fo:break-before="auto" style:column-width="3.281cm"/>
    </style:style>
    <style:style style:name="co13" style:family="table-column">
      <style:table-column-properties fo:break-before="auto" style:column-width="2.805cm"/>
    </style:style>
    <style:style style:name="co14" style:family="table-column">
      <style:table-column-properties fo:break-before="auto" style:column-width="2.884cm"/>
    </style:style>
    <style:style style:name="co15" style:family="table-column">
      <style:table-column-properties fo:break-before="auto" style:column-width="3.092cm"/>
    </style:style>
    <style:style style:name="co16" style:family="table-column">
      <style:table-column-properties fo:break-before="auto" style:column-width="2.371cm"/>
    </style:style>
    <style:style style:name="co17" style:family="table-column">
      <style:table-column-properties fo:break-before="auto" style:column-width="2.778cm"/>
    </style:style>
    <style:style style:name="co23" style:family="table-column">
      <style:table-column-properties fo:break-before="auto" style:column-width="3.493cm"/>
    </style:style>
    <style:style style:name="co20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5.001cm"/>
    </style:style>
    <style:style style:name="co26" style:family="table-column">
      <style:table-column-properties fo:break-before="auto" style:column-width="4.736cm"/>
    </style:style>
    <style:style style:name="co7" style:family="table-column">
      <style:table-column-properties fo:break-before="auto" style:column-width="2.461cm"/>
    </style:style>
    <style:style style:name="co28" style:family="table-column">
      <style:table-column-properties fo:break-before="auto" style:column-width="2.725cm"/>
    </style:style>
    <style:style style:name="co29" style:family="table-column">
      <style:table-column-properties fo:break-before="auto" style:column-width="3.149cm"/>
    </style:style>
    <style:style style:name="co30" style:family="table-column">
      <style:table-column-properties fo:break-before="auto" style:column-width="2.267cm"/>
    </style:style>
    <style:style style:name="co31" style:family="table-column">
      <style:table-column-properties fo:break-before="auto" style:column-width="3.44cm"/>
    </style:style>
    <style:style style:name="co32" style:family="table-column">
      <style:table-column-properties fo:break-before="auto" style:column-width="2.903cm"/>
    </style:style>
    <style:style style:name="co33" style:family="table-column">
      <style:table-column-properties fo:break-before="auto" style:column-width="2.434cm"/>
    </style:style>
    <style:style style:name="co34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ta1" style:family="table" style:master-page-name="PageStyle_5f_Ben_27_s_20_Team">
      <style:table-properties table:display="true" style:writing-mode="lr-tb"/>
    </style:style>
    <style:style style:name="ta3" style:family="table" style:master-page-name="PageStyle_5f_Andrew_27_s_20_Team">
      <style:table-properties table:display="true" style:writing-mode="lr-tb"/>
    </style:style>
    <style:style style:name="ta4" style:family="table" style:master-page-name="PageStyle_5f_Nick_27_s_20_Team">
      <style:table-properties table:display="true" style:writing-mode="lr-tb"/>
    </style:style>
    <style:style style:name="ta5" style:family="table" style:master-page-name="PageStyle_5f_Tyler_27_s_20_Team">
      <style:table-properties table:display="true" style:writing-mode="lr-tb"/>
    </style:style>
    <style:style style:name="ta6" style:family="table" style:master-page-name="PageStyle_5f_Graham_27_s_20_Team">
      <style:table-properties table:display="true" style:writing-mode="lr-tb"/>
    </style:style>
    <style:style style:name="ta9" style:family="table" style:master-page-name="PageStyle_5f_expansion_20_players">
      <style:table-properties table:display="true" style:writing-mode="lr-tb"/>
    </style:style>
    <style:style style:name="ta10" style:family="table" style:master-page-name="PageStyle_5f_Draft_20_Order">
      <style:table-properties table:display="true" style:writing-mode="lr-tb"/>
    </style:style>
    <style:style style:name="ta11" style:family="table" style:master-page-name="PageStyle_5f_Matt_27_s_20_Team">
      <style:table-properties table:display="true" style:writing-mode="lr-tb"/>
    </style:style>
    <style:style style:name="ta12" style:family="table" style:master-page-name="PageStyle_5f_Evan_27_s_20_Team">
      <style:table-properties table:display="true" style:writing-mode="lr-tb"/>
    </style:style>
    <style:style style:name="ta13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Ben's Team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"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string">
            <text:p>F</text:p>
          </table:table-cell>
          <table:table-cell office:value-type="string">
            <text:p>M Gaborik</text:p>
          </table:table-cell>
          <table:table-cell table:style-name="ce2" office:value-type="float" office:value="4875000">
            <text:p>4,87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Vanek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" office:value-type="float" office:value="7538000">
            <text:p>7,538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" office:value-type="float" office:value="1750000">
            <text:p>1,7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" office:value-type="float" office:value="3333000">
            <text:p>3,333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" office:value-type="float" office:value="8250000">
            <text:p>8,2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Gaborik</text:p>
          </table:table-cell>
          <table:table-cell office:value-type="float" office:value="4875000">
            <text:p>4,875,000.00</text:p>
          </table:table-cell>
          <table:table-cell/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" office:value-type="float" office:value="950000">
            <text:p>9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"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" office:value-type="float" office:value="5551000">
            <text:p>5,551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TJ Brodie</text:p>
          </table:table-cell>
          <table:table-cell table:style-name="ce2" office:value-type="float" office:value="2150000">
            <text:p>2,1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" office:value-type="float" office:value="4000000">
            <text:p>4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2"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office:value-type="string">
            <text:p>G</text:p>
          </table:table-cell>
          <table:table-cell office:value-type="string">
            <text:p>T Rask</text:p>
          </table:table-cell>
          <table:table-cell table:style-name="ce2"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3"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" table:formula="of:=SUM([.G1:.G15])" office:value-type="float" office:value="68597000">
            <text:p>68,59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Default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Default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Default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TJ Brodie</text:p>
          </table:table-cell>
          <table:table-cell office:value-type="float" office:value="2150000">
            <text:p>2,1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M Hutchinson</text:p>
          </table:table-cell>
          <table:table-cell office:value-type="float" office:value="575000">
            <text:p>575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8356000">
            <text:p>108,356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6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Matt's Team" table:style-name="ta11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28" table:default-cell-style-name="ce2"/>
        <table:table-column table:style-name="co1" table:number-columns-repeated="3" table:default-cell-style-name="ce1"/>
        <table:table-column table:style-name="co29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string">
            <text:p>F</text:p>
          </table:table-cell>
          <table:table-cell office:value-type="string">
            <text:p>R Smith</text:p>
          </table:table-cell>
          <table:table-cell table:style-name="ce2" office:value-type="float" office:value="900000">
            <text:p>9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" office:value-type="float" office:value="9500000">
            <text:p>9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string">
            <text:p>F</text:p>
          </table:table-cell>
          <table:table-cell office:value-type="string">
            <text:p>C Kunitz</text:p>
          </table:table-cell>
          <table:table-cell table:style-name="ce2" office:value-type="float" office:value="3850000">
            <text:p>3,8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" office:value-type="float" office:value="5250000">
            <text:p>5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" office:value-type="float" office:value="8275000">
            <text:p>8,2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" office:value-type="float" office:value="8700000">
            <text:p>8,7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" office:value-type="float" office:value="5750000">
            <text:p>5,7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" office:value-type="float" office:value="7500000">
            <text:p>7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" office:value-type="float" office:value="6800000">
            <text:p>6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string">
            <text:p>D</text:p>
          </table:table-cell>
          <table:table-cell office:value-type="string">
            <text:p>S Jones</text:p>
          </table:table-cell>
          <table:table-cell table:style-name="ce2" office:value-type="float" office:value="3225000">
            <text:p>3,2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string">
            <text:p>D</text:p>
          </table:table-cell>
          <table:table-cell office:value-type="string">
            <text:p>A Larsson</text:p>
          </table:table-cell>
          <table:table-cell table:style-name="ce2" office:value-type="float" office:value="900000">
            <text:p>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D</text:p>
          </table:table-cell>
          <table:table-cell office:value-type="string">
            <text:p>A Martinez</text:p>
          </table:table-cell>
          <table:table-cell table:style-name="ce2" office:value-type="float" office:value="1100000">
            <text:p>1,1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/>
          <table:table-cell office:value-type="string">
            <text:p>D</text:p>
          </table:table-cell>
          <table:table-cell office:value-type="string">
            <text:p>M Rielly</text:p>
          </table:table-cell>
          <table:table-cell table:style-name="ce2" office:value-type="float" office:value="1744000">
            <text:p>1,74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900000">
            <text:p>900,000.00</text:p>
          </table:table-cell>
          <table:table-cell/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" office:value-type="float" office:value="1150000">
            <text:p>1,1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/>
          <table:table-cell office:value-type="string">
            <text:p>G</text:p>
          </table:table-cell>
          <table:table-cell office:value-type="string">
            <text:p>E Lack</text:p>
          </table:table-cell>
          <table:table-cell table:style-name="ce2" office:value-type="float" office:value="1150000">
            <text:p>1,1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" table:formula="of:=SUM([.G1:.G15])" office:value-type="float" office:value="65794000">
            <text:p>65,794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 table:number-columns-repeated="2"/>
          <table:table-cell office:value-type="string">
            <text:p>#Forwards: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Martinez</text:p>
          </table:table-cell>
          <table:table-cell office:value-type="float" office:value="1100000">
            <text:p>1,100,000.00</text:p>
          </table:table-cell>
          <table:table-cell table:number-columns-repeated="2"/>
          <table:table-cell office:value-type="string">
            <text:p>#Defence: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 table:number-columns-repeated="2"/>
          <table:table-cell office:value-type="string">
            <text:p>#Goalies:</text:p>
          </table:table-cell>
          <table:table-cell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Brendan Smith</text:p>
          </table:table-cell>
          <table:table-cell office:value-type="float" office:value="1262000">
            <text:p>1,262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Lars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E Lack</text:p>
          </table:table-cell>
          <table:table-cell office:value-type="float" office:value="1150000">
            <text:p>1,1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A Niemi</text:p>
          </table:table-cell>
          <table:table-cell office:value-type="float" office:value="3800000">
            <text:p>3,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562000">
            <text:p>562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381500">
            <text:p>110,381,5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(COUNTIF([.A1:.A26];&quot;F&quot;)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Andrew's Team" table:style-name="ta3" table:print="false">
        <office:forms form:automatic-focus="false" form:apply-design-mode="false"/>
        <table:table-column table:style-name="co1" table:default-cell-style-name="ce1"/>
        <table:table-column table:style-name="co10" table:default-cell-style-name="ce1"/>
        <table:table-column table:style-name="co11" table:default-cell-style-name="ce2"/>
        <table:table-column table:style-name="co1" table:number-columns-repeated="2" table:default-cell-style-name="ce1"/>
        <table:table-column table:style-name="co12" table:default-cell-style-name="ce1"/>
        <table:table-column table:style-name="co10" table:default-cell-style-name="ce2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4"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4"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Graham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G1:.G15])" office:value-type="float" office:value="68639000">
            <text:p>68,639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s 3rd</text:p>
          </table:table-cell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ason Garrison</text:p>
          </table:table-cell>
          <table:table-cell office:value-type="float" office:value="4600000">
            <text:p>4,6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6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4809000">
            <text:p>114,809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7];&quot;=D&quot;)" office:value-type="float" office:value="7">
            <text:p>7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4" table:print="false">
        <office:forms form:automatic-focus="false" form:apply-design-mode="false"/>
        <table:table-column table:style-name="co1" table:number-columns-repeated="2" table:default-cell-style-name="ce1"/>
        <table:table-column table:style-name="co3" table:default-cell-style-name="ce2"/>
        <table:table-column table:style-name="co1" table:number-columns-repeated="3" table:default-cell-style-name="ce1"/>
        <table:table-column table:style-name="co13" table:default-cell-style-name="ce2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2"/>
          <table:table-cell office:value-type="string">
            <text:p>Salary:</text:p>
          </table:table-cell>
          <table:table-cell table:formula="of:=SUM([.G1:.G15])" office:value-type="float" office:value="68883000">
            <text:p>68,883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string">
            <text:p>G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4733000">
            <text:p>124,733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10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5" table:print="false">
        <office:forms form:automatic-focus="false" form:apply-design-mode="false"/>
        <table:table-column table:style-name="co1" table:default-cell-style-name="ce5"/>
        <table:table-column table:style-name="co3" table:default-cell-style-name="ce1"/>
        <table:table-column table:style-name="co14" table:default-cell-style-name="ce7"/>
        <table:table-column table:style-name="co1" table:default-cell-style-name="ce1"/>
        <table:table-column table:style-name="co1" table:default-cell-style-name="ce5"/>
        <table:table-column table:style-name="co15" table:default-cell-style-name="ce5"/>
        <table:table-column table:style-name="co16" table:default-cell-style-name="ce7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" office:value-type="float" office:value="4250000">
            <text:p>4,25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L Eriksson</text:p>
          </table:table-cell>
          <table:table-cell table:style-name="ce2"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O'Reilly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6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table:style-name="ce6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P Subban</text:p>
          </table:table-cell>
          <table:table-cell table:style-name="ce2" office:value-type="float" office:value="9000000">
            <text:p>9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table:style-name="ce6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" office:value-type="float" office:value="2700000">
            <text:p>2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7th</text:p>
          </table:table-cell>
          <table:table-cell table:number-columns-repeated="246"/>
        </table:table-row>
        <table:table-row table:style-name="ro1">
          <table:table-cell table:style-name="Default" office:value-type="string">
            <text:p>F</text:p>
          </table:table-cell>
          <table:table-cell table:style-name="Default" office:value-type="string">
            <text:p>M Fisher</text:p>
          </table:table-cell>
          <table:table-cell office:value-type="float" office:value="4200000">
            <text:p>4,200,000.00</text:p>
          </table:table-cell>
          <table:table-cell/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ce5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6"/>
          <table:table-cell office:value-type="string">
            <text:p>Salary:</text:p>
          </table:table-cell>
          <table:table-cell table:formula="of:=SUM([.G1:.G15])" office:value-type="float" office:value="68233000">
            <text:p>68,233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A Markov</text:p>
          </table:table-cell>
          <table:table-cell office:value-type="float" office:value="5750000">
            <text:p>5,750,000.00</text:p>
          </table:table-cell>
          <table:table-cell/>
          <table:table-cell table:style-name="ce6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P Subban</text:p>
          </table:table-cell>
          <table:table-cell table:style-name="ce2" office:value-type="float" office:value="9000000">
            <text:p>9,000,000.00</text:p>
          </table:table-cell>
          <table:table-cell/>
          <table:table-cell table:style-name="ce6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6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Jack Johnson</text:p>
          </table:table-cell>
          <table:table-cell office:value-type="float" office:value="4357000">
            <text:p>4,357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N Leddy</text:p>
          </table:table-cell>
          <table:table-cell table:style-name="ce2" office:value-type="float" office:value="2700000">
            <text:p>2,7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B Elliot</text:p>
          </table:table-cell>
          <table:table-cell office:value-type="float" office:value="2500000">
            <text:p>2,5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J Hiller</text:p>
          </table:table-cell>
          <table:table-cell table:style-name="ce2"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Salary</text:p>
          </table:table-cell>
          <table:table-cell table:style-name="ce2" table:formula="of:=SUM([.C1:.C22])" office:value-type="float" office:value="93467000">
            <text:p>93,4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Forwards</text:p>
          </table:table-cell>
          <table:table-cell table:style-name="ce1" table:formula="of:=COUNTIF([.A1:.A23];&quot;=F&quot;)" office:value-type="float" office:value="15">
            <text:p>15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Defence</text:p>
          </table:table-cell>
          <table:table-cell table:style-name="ce1" table:formula="of:=COUNTIF([.A1:.A2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/>
          <table:table-cell office:value-type="string">
            <text:p>Goalies</text:p>
          </table:table-cell>
          <table:table-cell table:style-name="ce1" table:formula="of:=COUNTIF([.A1:.A23];&quot;=G&quot;)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/>
          <table:table-cell/>
          <table:table-cell table:style-name="ce1"/>
          <table:table-cell table:number-columns-repeated="253"/>
        </table:table-row>
        <table:table-row table:style-name="ro1">
          <table:table-cell table:style-name="Default" table:number-columns-repeated="3"/>
          <table:table-cell table:number-columns-repeated="253"/>
        </table:table-row>
      </table:table>
      <table:table table:name="Graham's Team" table:style-name="ta6" table:print="false">
        <office:forms form:automatic-focus="false" form:apply-design-mode="false"/>
        <table:table-column table:style-name="co1" table:number-columns-repeated="2" table:default-cell-style-name="ce1"/>
        <table:table-column table:style-name="co13" table:default-cell-style-name="ce2"/>
        <table:table-column table:style-name="co1" table:number-columns-repeated="3" table:default-cell-style-name="ce1"/>
        <table:table-column table:style-name="co17" table:default-cell-style-name="ce2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Matt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1150000">
            <text:p>1,150,000.00</text:p>
          </table:table-cell>
          <table:table-cell/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Graham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Schenn</text:p>
          </table:table-cell>
          <table:table-cell office:value-type="float" office:value="2500000">
            <text:p>2,500,000.00</text:p>
          </table:table-cell>
          <table:table-cell/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6587333">
            <text:p>66,587,333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Voynov</text:p>
          </table:table-cell>
          <table:table-cell office:value-type="float" office:value="4167000">
            <text:p>4,167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Scrivens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5])" office:value-type="float" office:value="93061333">
            <text:p>93,061,333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8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8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</table:table>
      <table:table table:name="Evan's Team" table:style-name="ta12" table:print="false">
        <office:forms form:automatic-focus="false" form:apply-design-mode="false"/>
        <table:table-column table:style-name="co1" table:default-cell-style-name="ce1"/>
        <table:table-column table:style-name="co31" table:default-cell-style-name="ce1"/>
        <table:table-column table:style-name="co32" table:default-cell-style-name="ce2"/>
        <table:table-column table:style-name="co1" table:number-columns-repeated="3" table:default-cell-style-name="ce1"/>
        <table:table-column table:style-name="co20" table:default-cell-style-name="ce2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table:style-name="ce6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6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7<text:span text:style-name="T1">th</text:span>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Versteeg</text:p>
          </table:table-cell>
          <table:table-cell office:value-type="float" office:value="2200000">
            <text:p>2,200,000.00</text:p>
          </table:table-cell>
          <table:table-cell/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2881000">
            <text:p>62,881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Fo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D Kuemper</text:p>
          </table:table-cell>
          <table:table-cell office:value-type="float" office:value="1250000">
            <text:p>1,2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5526000">
            <text:p>105,526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9];&quot;=F&quot;)" office:value-type="float" office:value="15">
            <text:p>15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9];&quot;=D&quot;)" office:value-type="float" office:value="6">
            <text:p>6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style-name="Default"/>
          <table:table-cell office:value-type="string">
            <text:p>Goalies</text:p>
          </table:table-cell>
          <table:table-cell table:style-name="ce1" table:formula="of:=COUNTIF([.A1:.A29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Sam's Team" table:style-name="ta13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17" table:default-cell-style-name="ce2"/>
        <table:table-column table:style-name="co1" table:number-columns-repeated="2" table:default-cell-style-name="ce1"/>
        <table:table-column table:style-name="co33" table:default-cell-style-name="ce1"/>
        <table:table-column table:style-name="co34" table:default-cell-style-name="ce1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F</text:p>
          </table:table-cell>
          <table:table-cell office:value-type="string">
            <text:p>B Little</text:p>
          </table:table-cell>
          <table:table-cell table:style-name="ce2" office:value-type="float" office:value="4700000">
            <text:p>4,7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Marleau</text:p>
          </table:table-cell>
          <table:table-cell office:value-type="float" office:value="6900000">
            <text:p>6,900,000.00</text:p>
          </table:table-cell>
          <table:table-cell/>
          <table:table-cell office:value-type="string">
            <text:p>F</text:p>
          </table:table-cell>
          <table:table-cell office:value-type="string">
            <text:p>TJ Oshie</text:p>
          </table:table-cell>
          <table:table-cell table:style-name="ce2" office:value-type="float" office:value="6500000">
            <text:p>6,5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7"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" office:value-type="float" office:value="1167000">
            <text:p>1,167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4"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D Brassard</text:p>
          </table:table-cell>
          <table:table-cell table:style-name="ce2" office:value-type="float" office:value="5000000">
            <text:p>5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Hudler</text:p>
          </table:table-cell>
          <table:table-cell table:style-name="ce2" office:value-type="float" office:value="4000000">
            <text:p>4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" office:value-type="float" office:value="894000">
            <text:p>894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Ryan</text:p>
          </table:table-cell>
          <table:table-cell office:value-type="float" office:value="5100000">
            <text:p>5,100,000.00</text:p>
          </table:table-cell>
          <table:table-cell/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" office:value-type="float" office:value="1461000">
            <text:p>1,461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Little</text:p>
          </table:table-cell>
          <table:table-cell office:value-type="float" office:value="4700000">
            <text:p>4,700,000.00</text:p>
          </table:table-cell>
          <table:table-cell/>
          <table:table-cell office:value-type="string">
            <text:p>F</text:p>
          </table:table-cell>
          <table:table-cell office:value-type="string">
            <text:p>T Tatar</text:p>
          </table:table-cell>
          <table:table-cell table:style-name="ce2" office:value-type="float" office:value="2750000">
            <text:p>2,7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" office:value-type="float" office:value="4000000">
            <text:p>4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" office:value-type="float" office:value="5760000">
            <text:p>5,76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V Nichushkin</text:p>
          </table:table-cell>
          <table:table-cell office:value-type="float" office:value="2125000">
            <text:p>2,125,000.00</text:p>
          </table:table-cell>
          <table:table-cell/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" office:value-type="float" office:value="2600000">
            <text:p>2,6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" office:value-type="float" office:value="4175000">
            <text:p>4,175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" office:value-type="float" office:value="4833000">
            <text:p>4,833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" office:value-type="float" office:value="6500000">
            <text:p>6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Brassard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" office:value-type="float" office:value="378000">
            <text:p>37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2"/>
          <table:table-cell office:value-type="string">
            <text:p>Salary</text:p>
          </table:table-cell>
          <table:table-cell table:style-name="ce2" table:formula="of:=SUM([.G1:.G15])" office:value-type="float" office:value="54718000">
            <text:p>54,71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Bouwmeester</text:p>
          </table:table-cell>
          <table:table-cell office:value-type="float" office:value="5400000">
            <text:p>5,400,000.00</text:p>
          </table:table-cell>
          <table:table-cell table:number-columns-repeated="2"/>
          <table:table-cell office:value-type="string">
            <text:p>Forwards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"/>
          <table:table-cell office:value-type="string">
            <text:p>Defence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owl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office:value-type="string">
            <text:p>Goalies</text:p>
          </table:table-cell>
          <table:table-cell table:formula="of:=COUNTIF([.E3:.E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Smith</text:p>
          </table:table-cell>
          <table:table-cell office:value-type="float" office:value="5667000">
            <text:p>5,6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5610000">
            <text:p>105,61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43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4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43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expansion players" table:style-name="ta9" table:print="false">
        <table:table-column table:style-name="co23" table:default-cell-style-name="ce5"/>
        <table:table-column table:style-name="co20" table:default-cell-style-name="ce5"/>
        <table:table-column table:style-name="co1" table:default-cell-style-name="ce7"/>
        <table:table-column table:style-name="co1" table:number-columns-repeated="10" table:default-cell-style-name="ce1"/>
        <table:table-column table:style-name="co5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6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0" table:print="false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12" table:default-cell-style-name="ce1"/>
        <table:table-column table:style-name="co5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target-range-address="'Andrew''s Team'.I1:'Andrew''s Team'.J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6">2015-04-06</text:date>, <text:time>19:1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04-06T19:15:13</dc:date>
    <dc:creator>Ben Miller</dc:creator>
    <meta:editing-duration>P75DT10H7M43S</meta:editing-duration>
    <meta:editing-cycles>164</meta:editing-cycles>
    <meta:document-statistic meta:table-count="10" meta:cell-count="2062" meta:object-count="0"/>
  </office:meta>
</office:document-meta>
</file>